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INFO505 : BASE DE DONNÉES : Projet .</text:p>
      <text:p text:style-name="Standard"/>
      <text:p text:style-name="Standard">A faire : MCD</text:p>
      <text:p text:style-name="Standard"><text:tab/> <text:s/>MPD</text:p>
      <text:p text:style-name="Standard"><text:tab/> <text:s/>Analyse de dépendances fonctionnelles</text:p>
      <text:p text:style-name="Standard"/>
      <text:p text:style-name="Standard"/>
      <text:p text:style-name="Standard"/>
      <text:p text:style-name="Standard">Un cabinet de conseil qui reçoit des demandes d'entreprises pour trouver des candidats aux postes qu'ils ont de disponibles, là où il recherche un employé</text:p>
      <text:p text:style-name="Standard">Le cabinet de conseil va trier les meilleurs dossiers sur ceux qu'ils reçoivent, parmi les dossiers qu'ils reçoivent, certains viennent d'Université/Lycée, soient des cadres de l'entreprise qui donnent la mission et ainsi une liste de potentiel candidat, d'autres sont déposés de manières spontanée lorsque le cabinet possède une reconnaissance assez élevé ( Est assez conn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LEMASSON</meta:initial-creator>
    <meta:creation-date>2021-10-15T16:24:41.02</meta:creation-date>
    <meta:document-statistic meta:table-count="0" meta:image-count="0" meta:object-count="0" meta:page-count="1" meta:paragraph-count="6" meta:word-count="97" meta:character-count="626"/>
    <dc:date>2021-10-15T17:41:40.18</dc:date>
    <dc:creator>Christopher LEMASSON</dc:creator>
    <meta:editing-duration>PT1M6S</meta:editing-duration>
    <meta:editing-cycles>1</meta:editing-cycles>
    <meta:generator>OpenOffice/4.1.10$Win32 OpenOffice.org_project/4110m2$Build-9807</meta:generator>
  </office:meta>
</office:document-meta>
</file>